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25cd82" officeooo:paragraph-rsid="001bbbe6" style:language-asian="ja" style:country-asian="JP"/>
    </style:style>
    <style:style style:name="P2" style:family="paragraph" style:parent-style-name="Standard" style:list-style-name="L1">
      <style:text-properties officeooo:rsid="002252a9" officeooo:paragraph-rsid="001bbbe6" style:language-asian="ja" style:country-asian="JP"/>
    </style:style>
    <style:style style:name="P3" style:family="paragraph" style:parent-style-name="Standard" style:list-style-name="L1">
      <style:text-properties officeooo:rsid="0024c3d2" officeooo:paragraph-rsid="001bbbe6" style:language-asian="ja" style:country-asian="JP"/>
    </style:style>
    <style:style style:name="P4" style:family="paragraph" style:parent-style-name="Standard">
      <style:text-properties officeooo:rsid="001bbbe6" officeooo:paragraph-rsid="001bbbe6" style:language-asian="ja" style:country-asian="JP"/>
    </style:style>
    <style:style style:name="P5" style:family="paragraph" style:parent-style-name="Standard" style:list-style-name="L1">
      <style:text-properties officeooo:rsid="001c6d03" officeooo:paragraph-rsid="001c6d03" style:language-asian="ja" style:country-asian="JP"/>
    </style:style>
    <style:style style:name="P6" style:family="paragraph" style:parent-style-name="Standard" style:list-style-name="L1">
      <style:text-properties officeooo:rsid="001eaf78" officeooo:paragraph-rsid="001eaf78" style:language-asian="ja" style:country-asian="JP"/>
    </style:style>
    <style:style style:name="P7" style:family="paragraph" style:parent-style-name="Standard" style:list-style-name="L1">
      <style:text-properties officeooo:rsid="0020a723" officeooo:paragraph-rsid="0020a723" style:language-asian="ja" style:country-asian="JP"/>
    </style:style>
    <style:style style:name="P8" style:family="paragraph" style:parent-style-name="Standard" style:list-style-name="L1">
      <style:text-properties officeooo:rsid="0021bfa7" officeooo:paragraph-rsid="0021bfa7" style:language-asian="ja" style:country-asian="JP"/>
    </style:style>
    <style:style style:name="P9" style:family="paragraph" style:parent-style-name="Standard" style:list-style-name="L1">
      <style:text-properties officeooo:rsid="0022ac22" officeooo:paragraph-rsid="0022ac22" style:language-asian="ja" style:country-asian="JP"/>
    </style:style>
    <style:style style:name="P10" style:family="paragraph" style:parent-style-name="Standard" style:list-style-name="L1">
      <style:text-properties officeooo:rsid="0023497b" officeooo:paragraph-rsid="0023497b" style:language-asian="ja" style:country-asian="JP"/>
    </style:style>
    <style:style style:name="P11" style:family="paragraph" style:parent-style-name="Standard" style:list-style-name="L1">
      <style:text-properties officeooo:rsid="0025d559" officeooo:paragraph-rsid="0025d559" style:language-asian="ja" style:country-asian="JP"/>
    </style:style>
    <style:style style:name="P12" style:family="paragraph" style:parent-style-name="Standard" style:list-style-name="L1">
      <style:text-properties officeooo:rsid="002750c6" officeooo:paragraph-rsid="002750c6" style:language-asian="ja" style:country-asian="JP"/>
    </style:style>
    <style:style style:name="P13" style:family="paragraph" style:parent-style-name="Standard" style:list-style-name="L1">
      <style:text-properties officeooo:rsid="0028e701" officeooo:paragraph-rsid="0028e701" style:language-asian="ja" style:country-asian="JP"/>
    </style:style>
    <style:style style:name="P14" style:family="paragraph" style:parent-style-name="Standard" style:list-style-name="L1">
      <style:text-properties officeooo:rsid="00300d13" officeooo:paragraph-rsid="00300d13" style:language-asian="ja" style:country-asian="JP"/>
    </style:style>
    <style:style style:name="P15" style:family="paragraph" style:parent-style-name="Standard" style:list-style-name="L1">
      <style:text-properties officeooo:rsid="00304d71" officeooo:paragraph-rsid="00304d71" style:language-asian="ja" style:country-asian="JP"/>
    </style:style>
    <style:style style:name="P16" style:family="paragraph" style:parent-style-name="Standard" style:list-style-name="L1">
      <style:text-properties officeooo:rsid="00316e4b" officeooo:paragraph-rsid="0033f505" style:language-asian="ja" style:country-asian="JP"/>
    </style:style>
    <style:style style:name="T1" style:family="text">
      <style:text-properties officeooo:rsid="002395ec"/>
    </style:style>
    <style:style style:name="T2" style:family="text">
      <style:text-properties officeooo:rsid="001e6b85"/>
    </style:style>
    <style:style style:name="T3" style:family="text">
      <style:text-properties officeooo:rsid="0022ac22"/>
    </style:style>
    <style:style style:name="T4" style:family="text">
      <style:text-properties officeooo:rsid="002464a3"/>
    </style:style>
    <style:style style:name="T5" style:family="text">
      <style:text-properties officeooo:rsid="002ada14"/>
    </style:style>
    <style:style style:name="T6" style:family="text">
      <style:text-properties officeooo:rsid="00304d71"/>
    </style:style>
    <style:style style:name="T7" style:family="text">
      <style:text-properties officeooo:rsid="00335668"/>
    </style:style>
    <style:style style:name="T8" style:family="text">
      <style:text-properties officeooo:rsid="0033e37e"/>
    </style:style>
    <style:style style:name="T9" style:family="text">
      <style:text-properties officeooo:rsid="0033f505"/>
    </style:style>
    <style:style style:name="T10" style:family="text">
      <style:text-properties officeooo:rsid="00386ed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V - <text:span text:style-name="T2">C4D</text:span></text:p>
      <text:list xml:id="list2649436408" text:style-name="L1">
        <text:list-item>
          <text:p text:style-name="P2">uv automatic online, <text:span text:style-name="T1">uv-packer.com</text:span></text:p>
        </text:list-item>
        <text:list-item>
          <text:p text:style-name="P3">pixel games = mipmapping off</text:p>
        </text:list-item>
        <text:list-item>
          <text:p text:style-name="P1">uv – fracture – object – mode – explode segments &amp; connect</text:p>
        </text:list-item>
        <text:list-item>
          <text:p text:style-name="P8">delete uvmap + material tag</text:p>
        </text:list-item>
        <text:list-item>
          <text:p text:style-name="P5">select model + c</text:p>
        </text:list-item>
        <text:list-item>
          <text:p text:style-name="P6">uvedit mode - file – add texture</text:p>
        </text:list-item>
        <text:list-item>
          <text:p text:style-name="P7"><text:span text:style-name="T3">(</text:span>texture – uv map<text:span text:style-name="T3">)</text:span></text:p>
        </text:list-item>
        <text:list-item>
          <text:p text:style-name="P7">texture – empty canvas </text:p>
        </text:list-item>
        <text:list-item>
          <text:p text:style-name="P9">set up from projection </text:p>
        </text:list-item>
        <text:list-item>
          <text:p text:style-name="P10">gear: projection type: frontal / <text:span text:style-name="T4">window below (uv manager) </text:span></text:p>
        </text:list-item>
        <text:list-item>
          <text:p text:style-name="P11">view – distortion: avoid red, keep whjte &amp; blue</text:p>
        </text:list-item>
        <text:list-item>
          <text:p text:style-name="P12">path selection (U – M) – <text:span text:style-name="T5">cut line</text:span></text:p>
        </text:list-item>
        <text:list-item>
          <text:p text:style-name="P13">uv unwrap gear – restrict to polygon selection</text:p>
        </text:list-item>
        <text:list-item>
          <text:p text:style-name="P14"><text:span text:style-name="T6">(</text:span>unstitch uv to separate me<text:span text:style-name="T6">s</text:span>hes<text:span text:style-name="T6">)</text:span></text:p>
        </text:list-item>
        <text:list-item>
          <text:p text:style-name="P15">uv packing - select – apply</text:p>
        </text:list-item>
        <text:list-item>
          <text:p text:style-name="P16">low poly texture <text:span text:style-name="T10">trick</text:span></text:p>
        </text:list-item>
        <text:list-item>
          <text:p text:style-name="P16"><text:span text:style-name="T9">add texture - </text:span><text:span text:style-name="T7">scale down, </text:span><text:span text:style-name="T8">not too small </text:span><text:span text:style-name="T7">– reposition to colo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2T10:54:44.622000000</meta:creation-date>
    <dc:date>2023-11-02T12:45:30.956000000</dc:date>
    <meta:editing-duration>PT1H50M32S</meta:editing-duration>
    <meta:editing-cycles>27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18" meta:word-count="117" meta:character-count="611" meta:non-whitespace-character-count="513"/>
  </office:meta>
</office:document-meta>
</file>